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  <style:text-properties fo:font-size="14pt" style:font-size-asian="14pt"/>
    </style:style>
    <style:style style:name="P3" style:parent-style-name="Normal" style:family="paragraph">
      <style:paragraph-properties fo:text-align="center"/>
      <style:text-properties fo:font-size="14pt" style:font-size-asian="14pt"/>
    </style:style>
    <style:style style:name="P4" style:parent-style-name="Normal" style:family="paragraph">
      <style:paragraph-properties fo:text-align="center"/>
      <style:text-properties fo:font-size="14pt" style:font-size-asian="14pt"/>
    </style:style>
    <style:style style:name="P5" style:parent-style-name="Normal" style:family="paragraph">
      <style:paragraph-properties fo:text-align="center"/>
      <style:text-properties fo:font-size="14pt" style:font-size-asian="14pt"/>
    </style:style>
    <style:style style:name="P6" style:parent-style-name="Normal" style:family="paragraph">
      <style:paragraph-properties fo:text-align="center"/>
      <style:text-properties fo:font-size="14pt" style:font-size-asian="14pt"/>
    </style:style>
    <style:style style:name="P7" style:parent-style-name="Normal" style:family="paragraph">
      <style:paragraph-properties fo:text-align="center"/>
      <style:text-properties fo:font-size="14pt" style:font-size-asian="14pt"/>
    </style:style>
    <style:style style:name="P8" style:parent-style-name="Normal" style:family="paragraph">
      <style:paragraph-properties fo:text-align="center"/>
      <style:text-properties fo:font-size="14pt" style:font-size-asian="14pt"/>
    </style:style>
    <style:style style:name="P9" style:parent-style-name="Normal" style:family="paragraph">
      <style:paragraph-properties fo:text-align="center"/>
      <style:text-properties fo:font-size="14pt" style:font-size-asian="14pt"/>
    </style:style>
    <style:style style:name="P10" style:parent-style-name="Normal" style:family="paragraph">
      <style:paragraph-properties fo:text-align="center"/>
      <style:text-properties fo:font-size="14pt" style:font-size-asian="14pt"/>
    </style:style>
    <style:style style:name="P11" style:parent-style-name="Normal" style:family="paragraph">
      <style:paragraph-properties fo:text-align="center"/>
      <style:text-properties fo:font-size="14pt" style:font-size-asian="14pt"/>
    </style:style>
    <style:style style:name="P12" style:parent-style-name="Normal" style:family="paragraph">
      <style:paragraph-properties fo:text-align="center"/>
      <style:text-properties fo:font-size="14pt" style:font-size-asian="14pt"/>
    </style:style>
    <style:style style:name="P13" style:parent-style-name="Normal" style:family="paragraph">
      <style:paragraph-properties fo:text-align="center"/>
      <style:text-properties fo:font-size="14pt" style:font-size-asian="14pt"/>
    </style:style>
    <style:style style:name="P14" style:parent-style-name="Normal" style:family="paragraph">
      <style:paragraph-properties fo:text-align="center"/>
      <style:text-properties fo:font-size="14pt" style:font-size-asian="14pt"/>
    </style:style>
    <style:style style:name="P15" style:parent-style-name="Normal" style:family="paragraph">
      <style:paragraph-properties fo:text-align="center"/>
      <style:text-properties fo:font-size="14pt" style:font-size-asian="14pt"/>
    </style:style>
    <style:style style:name="P16" style:parent-style-name="Normal" style:family="paragraph">
      <style:paragraph-properties fo:text-align="center"/>
      <style:text-properties fo:font-size="14pt" style:font-size-asian="14pt"/>
    </style:style>
    <style:style style:name="P17" style:parent-style-name="Normal" style:family="paragraph">
      <style:paragraph-properties fo:text-align="center"/>
      <style:text-properties fo:font-size="14pt" style:font-size-asian="14pt"/>
    </style:style>
    <style:style style:name="P18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19" style:parent-style-name="Normal" style:family="paragraph">
      <style:paragraph-properties fo:break-before="page"/>
    </style:style>
    <style:style style:name="P20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weight="bold" style:font-weight-asian="bold"/>
    </style:style>
    <style:style style:name="P21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T22" style:parent-style-name="Fuentedepárrafopredeter." style:family="text">
      <style:text-properties fo:font-weight="bold" style:font-weight-asian="bold"/>
    </style:style>
    <style:style style:name="P23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24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25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weight="bold" style:font-weight-asian="bold"/>
    </style:style>
    <style:style style:name="P26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weight="bold" style:font-weight-asian="bold"/>
    </style:style>
    <style:style style:name="P27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T28" style:parent-style-name="Fuentedepárrafopredeter." style:family="text">
      <style:text-properties fo:font-weight="bold" style:font-weight-asian="bold"/>
    </style:style>
    <style:style style:name="P29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30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31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32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weight="bold" style:font-weight-asian="bold"/>
    </style:style>
    <style:style style:name="P33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weight="bold" style:font-weight-asian="bold"/>
    </style:style>
    <style:style style:name="P34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T35" style:parent-style-name="Fuentedepárrafopredeter." style:family="text">
      <style:text-properties fo:font-weight="bold" style:font-weight-asian="bold"/>
    </style:style>
    <style:style style:name="T36" style:parent-style-name="Fuentedepárrafopredeter." style:family="text">
      <style:text-properties fo:font-weight="bold" style:font-weight-asian="bold"/>
    </style:style>
    <style:style style:name="P37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38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39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40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weight="bold" style:font-weight-asian="bold"/>
    </style:style>
    <style:style style:name="P41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42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43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44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45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46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weight="bold" style:font-weight-asian="bold"/>
    </style:style>
    <style:style style:name="P47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48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49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50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51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52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53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54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55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T56" style:parent-style-name="Fuentedepárrafopredeter." style:family="text">
      <style:text-properties fo:font-weight="bold" style:font-weight-asian="bold"/>
    </style:style>
    <style:style style:name="P57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58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weight="bold" style:font-weight-asian="bold"/>
    </style:style>
    <style:style style:name="P59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60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61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62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63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64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T65" style:parent-style-name="Fuentedepárrafopredeter." style:family="text">
      <style:text-properties fo:font-weight="bold" style:font-weight-asian="bold"/>
    </style:style>
    <style:style style:name="P66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67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68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69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70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71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72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73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74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75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76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77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T78" style:parent-style-name="Fuentedepárrafopredeter." style:family="text">
      <style:text-properties fo:font-weight="bold" style:font-weight-asian="bold"/>
    </style:style>
    <style:style style:name="P79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80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81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82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83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84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T85" style:parent-style-name="Fuentedepárrafopredeter." style:family="text">
      <style:text-properties fo:font-weight="bold" style:font-weight-asian="bold"/>
    </style:style>
    <style:style style:name="P86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87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88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89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90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91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weight="bold" style:font-weight-asian="bold"/>
    </style:style>
    <style:style style:name="P92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93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94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95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96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family="graphic" style:name="a37">
      <style:graphic-properties style:wrap="run-through" style:run-through="back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8">
      <style:graphic-properties style:wrap="run-through" style:run-through="back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9">
      <style:graphic-properties style:wrap="run-through" style:run-through="back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20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>
      <style:graphic-properties style:wrap="run-through" style:run-through="back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back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24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26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8">
      <style:graphic-properties style:wrap="run-through" style:run-through="back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9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style:wrap="run-through" style:run-through="background" draw:fill="none" draw:stroke="solid" svg:stroke-width="0.02083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2">
      <style:graphic-properties style:wrap="run-through" style:run-through="back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back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back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back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back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background" draw:fill="none" draw:stroke="solid" svg:stroke-width="0.02083in" svg:stroke-color="#000000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18">
      <style:graphic-properties style:wrap="run-through" style:run-through="back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back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back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1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40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3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42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5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4">
      <style:graphic-properties style:wrap="run-through" style:run-through="back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7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45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47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29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1">
      <style:graphic-properties style:wrap="run-through" style:run-through="back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2">
      <style:graphic-properties style:wrap="run-through" style:run-through="back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33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35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connector draw:type="line" svg:x1="2.11875in" svg:y1="0.15764in" svg:x2="2.12708in" svg:y2="0.69097in" draw:z-index="251672576" draw:id="id0" draw:style-name="a0" draw:name="Conector recto 8" text:anchor-type="paragraph"><svg:title/><svg:desc/></draw:connector><draw:custom-shape svg:x="3.13333in" svg:y="1.26667in" svg:width="1.38333in" svg:height="0.39167in" draw:z-index="251669504" draw:id="id1" draw:style-name="a2" draw:name="Rectángulo 6" text:anchor-type="paragraph"><svg:title/><svg:desc/><text:p text:style-name="P2">Función.</text:p><draw:enhanced-geometry draw:type="non-primitive" svg:viewBox="0 0 21600 21600" draw:enhanced-path="M 0 0 L 21600 0 21600 21600 0 21600 Z N"/></draw:custom-shape><draw:custom-shape svg:x="-0.16667in" svg:y="1.29167in" svg:width="1.38333in" svg:height="0.39167in" draw:z-index="251663360" draw:id="id2" draw:style-name="a4" draw:name="Rectángulo 3" text:anchor-type="paragraph"><svg:title/><svg:desc/><text:p text:style-name="P3">Método</text:p><draw:enhanced-geometry draw:type="non-primitive" svg:viewBox="0 0 21600 21600" draw:enhanced-path="M 0 0 L 21600 0 21600 21600 0 21600 Z N"/></draw:custom-shape><draw:custom-shape svg:x="-1.05in" svg:y="2.04167in" svg:width="1.38333in" svg:height="0.39167in" draw:z-index="251665408" draw:id="id3" draw:style-name="a6" draw:name="Rectángulo 4" text:anchor-type="paragraph"><svg:title/><svg:desc/><text:p text:style-name="P4">proceso</text:p><draw:enhanced-geometry draw:type="non-primitive" svg:viewBox="0 0 21600 21600" draw:enhanced-path="M 0 0 L 21600 0 21600 21600 0 21600 Z N"/></draw:custom-shape><draw:custom-shape svg:x="1.50208in" svg:y="0.62431in" svg:width="1.38333in" svg:height="0.39167in" draw:z-index="251661312" draw:id="id4" draw:style-name="a8" draw:name="Rectángulo 2" text:anchor-type="paragraph"><svg:title/><svg:desc/><text:p text:style-name="P5">Clase</text:p><draw:enhanced-geometry draw:type="non-primitive" svg:viewBox="0 0 21600 21600" draw:enhanced-path="M 0 0 L 21600 0 21600 21600 0 21600 Z N"/></draw:custom-shape><draw:custom-shape svg:x="1.47708in" svg:y="-0.15903in" svg:width="1.38333in" svg:height="0.39167in" draw:z-index="251659264" draw:id="id5" draw:style-name="a10" draw:name="Rectángulo 1" text:anchor-type="paragraph"><svg:title/><svg:desc/><text:p text:style-name="P6">Principal</text:p><draw:enhanced-geometry draw:type="non-primitive" svg:viewBox="0 0 21600 21600" draw:enhanced-path="M 0 0 L 21600 0 21600 21600 0 21600 Z N"/></draw:custom-shape></text:p>
      <text:p text:style-name="Normal"/>
      <text:p text:style-name="Normal"><draw:connector draw:type="line" svg:x1="2.80376in" svg:y1="0.30735in" svg:x2="3.69543in" svg:y2="0.31708in" draw:z-index="251684864" draw:id="id6" draw:style-name="a11" draw:name="Conector recto 17" text:anchor-type="paragraph"><svg:title/><svg:desc/></draw:connector></text:p>
      <text:p text:style-name="Normal"><draw:connector draw:type="line" svg:x1="3.69478in" svg:y1="0.00556in" svg:x2="3.70311in" svg:y2="0.53889in" draw:z-index="251686912" draw:id="id7" draw:style-name="a12" draw:name="Conector recto 18" text:anchor-type="paragraph"><svg:title/><svg:desc/></draw:connector><draw:connector draw:type="line" svg:x1="0.49375in" svg:y1="0.0125in" svg:x2="0.50208in" svg:y2="0.54583in" draw:z-index="251676672" draw:id="id8" draw:style-name="a13" draw:name="Conector recto 10" text:anchor-type="paragraph"><svg:title/><svg:desc/></draw:connector><draw:connector draw:type="line" svg:x1="1.75208in" svg:y1="0.0125in" svg:x2="0.49375in" svg:y2="0.0125in" draw:z-index="251674624" draw:id="id9" draw:style-name="a14" draw:name="Conector recto 9" text:anchor-type="paragraph"><svg:title/><svg:desc/></draw:connector></text:p>
      <text:p text:style-name="Normal"/>
      <text:p text:style-name="Normal"><draw:connector draw:type="line" svg:x1="3.75393in" svg:y1="0.00509in" svg:x2="3.76782in" svg:y2="0.38912in" draw:z-index="251688960" draw:id="id10" draw:style-name="a15" draw:name="Conector recto 20" text:anchor-type="paragraph"><svg:title/><svg:desc/></draw:connector><draw:connector draw:type="line" svg:x1="0.52708in" svg:y1="0.12917in" svg:x2="0.53542in" svg:y2="0.6625in" draw:z-index="251680768" draw:id="id11" draw:style-name="a16" draw:name="Conector recto 12" text:anchor-type="paragraph"><svg:title/><svg:desc/></draw:connector><draw:connector draw:type="line" svg:x1="0in" svg:y1="0.0875in" svg:x2="0.00833in" svg:y2="0.62083in" draw:z-index="251678720" draw:id="id12" draw:style-name="a17" draw:name="Conector recto 11" text:anchor-type="paragraph"><svg:title/><svg:desc/></draw:connector></text:p>
      <text:p text:style-name="Normal"><draw:connector draw:type="line" svg:x1="3.76782in" svg:y1="0.05833in" svg:x2="3.78657in" svg:y2="0.69722in" draw:z-index="251700224" draw:id="id13" draw:style-name="a18" draw:name="Conector recto 27" text:anchor-type="paragraph"><svg:title/><svg:desc/></draw:connector><draw:connector draw:type="line" svg:x1="3.76759in" svg:y1="0.04907in" svg:x2="2.78634in" svg:y2="0.37755in" draw:z-index="251691008" draw:id="id14" draw:style-name="a19" draw:name="Conector recto 21" text:anchor-type="paragraph"><svg:title/><svg:desc/></draw:connector><draw:custom-shape svg:x="1.44167in" svg:y="0.18973in" svg:width="1.38333in" svg:height="0.39167in" draw:z-index="251667456" draw:id="id15" draw:style-name="a21" draw:name="Rectángulo 5" text:anchor-type="paragraph"><svg:title/><svg:desc/><text:p text:style-name="P7">Instrucciones</text:p><draw:enhanced-geometry draw:type="non-primitive" svg:viewBox="0 0 21600 21600" draw:enhanced-path="M 0 0 L 21600 0 21600 21600 0 21600 Z N"/></draw:custom-shape></text:p>
      <text:p text:style-name="Normal"><draw:connector draw:type="line" svg:x1="2.02685in" svg:y1="0.2037in" svg:x2="2.03518in" svg:y2="0.73704in" draw:z-index="251717632" draw:id="id16" draw:style-name="a22" draw:name="Conector recto 37" text:anchor-type="paragraph"><svg:title/><svg:desc/></draw:connector><draw:connector draw:type="line" svg:x1="0.53805in" svg:y1="0.03063in" svg:x2="1.72208in" svg:y2="0.03063in" draw:z-index="251682816" draw:id="id17" draw:style-name="a23" draw:name="Conector recto 13" text:anchor-type="paragraph"><svg:title/><svg:desc/></draw:connector></text:p>
      <text:p text:style-name="Normal"><draw:custom-shape svg:x="1.42153in" svg:y="0.28472in" svg:width="1.38333in" svg:height="0.39167in" draw:z-index="251709440" draw:id="id18" draw:style-name="a25" draw:name="Rectángulo 33" text:anchor-type="paragraph"><svg:title/><svg:desc/><text:p text:style-name="P8">Si entonces</text:p><text:p text:style-name="P9">S</text:p><draw:enhanced-geometry draw:type="non-primitive" svg:viewBox="0 0 21600 21600" draw:enhanced-path="M 0 0 L 21600 0 21600 21600 0 21600 Z N"/></draw:custom-shape><draw:custom-shape svg:x="3.41435in" svg:y="0.00532in" svg:width="1.38333in" svg:height="0.39167in" draw:z-index="251671552" draw:id="id19" draw:style-name="a27" draw:name="Rectángulo 7" text:anchor-type="paragraph"><svg:title/><svg:desc/><text:p text:style-name="P10">Variables</text:p><draw:enhanced-geometry draw:type="non-primitive" svg:viewBox="0 0 21600 21600" draw:enhanced-path="M 0 0 L 21600 0 21600 21600 0 21600 Z N"/></draw:custom-shape></text:p>
      <text:p text:style-name="Normal"><draw:connector draw:type="line" svg:x1="2.03542in" svg:y1="0.28819in" svg:x2="2.04375in" svg:y2="0.82153in" draw:z-index="251719680" draw:id="id20" draw:style-name="a28" draw:name="Conector recto 38" text:anchor-type="paragraph"><svg:title/><svg:desc/></draw:connector><draw:custom-shape svg:x="4.54514in" svg:y="0.24583in" svg:width="0.82361in" svg:height="0.35in" draw:z-index="251693056" draw:id="id21" draw:style-name="a30" draw:name="Rectángulo 23" text:anchor-type="paragraph"><svg:title/><svg:desc/><text:p text:style-name="P11">Tipo</text:p><draw:enhanced-geometry draw:type="non-primitive" svg:viewBox="0 0 21600 21600" draw:enhanced-path="M 0 0 L 21600 0 21600 21600 0 21600 Z N"/></draw:custom-shape><draw:connector draw:type="standard" svg:x1="3.89722in" svg:y1="0.05625in" svg:x2="4.59583in" svg:y2="0.44028in" draw:z-index="251701248" draw:id="id22" draw:style-name="a31" draw:name="Conector: angular 28" text:anchor-type="paragraph"><svg:title/><svg:desc/></draw:connector></text:p>
      <text:p text:style-name="Normal"><draw:connector draw:type="standard" svg:x1="4.91111in" svg:y1="0.1419in" svg:x2="5.60972in" svg:y2="0.52593in" draw:z-index="251703296" draw:id="id23" draw:style-name="a32" draw:name="Conector: angular 29" text:anchor-type="paragraph"><svg:title/><svg:desc/></draw:connector><draw:custom-shape svg:x="5.67963in" svg:y="0.30393in" svg:width="0.82361in" svg:height="0.35in" draw:z-index="251695104" draw:id="id24" draw:style-name="a34" draw:name="Rectángulo 24" text:anchor-type="paragraph"><svg:title/><svg:desc/><text:p text:style-name="P12">Entero</text:p><draw:enhanced-geometry draw:type="non-primitive" svg:viewBox="0 0 21600 21600" draw:enhanced-path="M 0 0 L 21600 0 21600 21600 0 21600 Z N"/></draw:custom-shape></text:p>
      <text:p text:style-name="Normal"><draw:custom-shape svg:x="1.39352in" svg:y="0.11968in" svg:width="1.38333in" svg:height="0.39167in" draw:z-index="251711488" draw:id="id25" draw:style-name="a36" draw:name="Rectángulo 34" text:anchor-type="paragraph"><svg:title/><svg:desc/><text:p text:style-name="P13">Mientras</text:p><draw:enhanced-geometry draw:type="non-primitive" svg:viewBox="0 0 21600 21600" draw:enhanced-path="M 0 0 L 21600 0 21600 21600 0 21600 Z N"/></draw:custom-shape><draw:connector draw:type="standard" svg:x1="5.24931in" svg:y1="0.21875in" svg:x2="5.55486in" svg:y2="0.60764in" draw:z-index="251705344" draw:id="id26" draw:style-name="a37" draw:name="Conector: angular 30" text:anchor-type="paragraph"><svg:title/><svg:desc/></draw:connector></text:p>
      <text:p text:style-name="Normal"><draw:connector draw:type="line" svg:x1="2.04444in" svg:y1="0.12384in" svg:x2="2.05278in" svg:y2="0.65718in" draw:z-index="251721728" draw:id="id27" draw:style-name="a38" draw:name="Conector recto 39" text:anchor-type="paragraph"><svg:title/><svg:desc/></draw:connector><draw:connector draw:type="standard" svg:x1="5.33681in" svg:y1="0.29491in" svg:x2="5.73472in" svg:y2="0.85046in" draw:z-index="251707392" draw:id="id28" draw:style-name="a39" draw:name="Conector: angular 32" text:anchor-type="paragraph"><svg:title/><svg:desc/></draw:connector><draw:custom-shape svg:x="5.68912in" svg:y="0.16551in" svg:width="0.96736in" svg:height="0.35in" draw:z-index="251697152" draw:id="id29" draw:style-name="a41" draw:name="Rectángulo 25" text:anchor-type="paragraph"><svg:title/><svg:desc/><text:p text:style-name="P14">Caracter</text:p><draw:enhanced-geometry draw:type="non-primitive" svg:viewBox="0 0 21600 21600" draw:enhanced-path="M 0 0 L 21600 0 21600 21600 0 21600 Z N"/></draw:custom-shape></text:p>
      <text:p text:style-name="Normal"><draw:custom-shape svg:x="1.38889in" svg:y="0.19606in" svg:width="1.38333in" svg:height="0.39167in" draw:z-index="251713536" draw:id="id30" draw:style-name="a43" draw:name="Rectángulo 35" text:anchor-type="paragraph"><svg:title/><svg:desc/><text:p text:style-name="P15">Repetir</text:p><draw:enhanced-geometry draw:type="non-primitive" svg:viewBox="0 0 21600 21600" draw:enhanced-path="M 0 0 L 21600 0 21600 21600 0 21600 Z N"/></draw:custom-shape></text:p>
      <text:p text:style-name="Normal"><draw:connector draw:type="line" svg:x1="2.03588in" svg:y1="0.20764in" svg:x2="2.04421in" svg:y2="0.74097in" draw:z-index="251723776" draw:id="id31" draw:style-name="a44" draw:name="Conector recto 40" text:anchor-type="paragraph"><svg:title/><svg:desc/></draw:connector><draw:custom-shape svg:x="5.73518in" svg:y="0.12893in" svg:width="0.82361in" svg:height="0.35in" draw:z-index="251699200" draw:id="id32" draw:style-name="a46" draw:name="Rectángulo 26" text:anchor-type="paragraph"><svg:title/><svg:desc/><text:p text:style-name="P16">Real</text:p><draw:enhanced-geometry draw:type="non-primitive" svg:viewBox="0 0 21600 21600" draw:enhanced-path="M 0 0 L 21600 0 21600 21600 0 21600 Z N"/></draw:custom-shape></text:p>
      <text:p text:style-name="Normal"><draw:custom-shape svg:x="1.4037in" svg:y="0.26157in" svg:width="1.38333in" svg:height="0.39167in" draw:z-index="251715584" draw:id="id33" draw:style-name="a48" draw:name="Rectángulo 36" text:anchor-type="paragraph"><svg:title/><svg:desc/><text:p text:style-name="P17">Para</text:p><draw:enhanced-geometry draw:type="non-primitive" svg:viewBox="0 0 21600 21600" draw:enhanced-path="M 0 0 L 21600 0 21600 21600 0 21600 Z N"/></draw:custom-shape></text:p>
      <text:p text:style-name="P18"><text:tab/></text:p>
      <text:p text:style-name="P19"/>
      <text:soft-page-break/>
      <text:p text:style-name="P20">Creación de código iniciador.</text:p>
      <text:p text:style-name="P21">Principalo<text:s/><text:span text:style-name="T22">sin_titulo</text:span></text:p>
      <text:p text:style-name="P23"><text:tab/></text:p>
      <text:p text:style-name="P24">Final.</text:p>
      <text:p text:style-name="P25"/>
      <text:p text:style-name="P26">Creación de una clase.</text:p>
      <text:p text:style-name="P27">Crear clase tipo ( <text:s text:c="2"/><text:span text:style-name="T28">…… <text:s/></text:span>);</text:p>
      <text:p text:style-name="P29">..</text:p>
      <text:p text:style-name="P30">…</text:p>
      <text:p text:style-name="P31">.</text:p>
      <text:p text:style-name="P32"/>
      <text:p text:style-name="P33">Creacion de una función.</text:p>
      <text:p text:style-name="P34">Funcion<text:s/><text:span text:style-name="T35">datos</text:span><text:s/>&lt;-<text:s/><text:span text:style-name="T36">nombre-datos</text:span><text:s/>( Argumentos )</text:p>
      <text:p text:style-name="P37"><text:tab/></text:p>
      <text:p text:style-name="P38">Fin Funcion</text:p>
      <text:p text:style-name="P39"/>
      <text:p text:style-name="P40">Creacion de un<text:s/>metodo.</text:p>
      <text:p text:style-name="P41"><text:s/>Principal void<text:s/>set carácter( tipo …..);</text:p>
      <text:p text:style-name="P42">..</text:p>
      <text:p text:style-name="P43">..</text:p>
      <text:p text:style-name="P44">..</text:p>
      <text:p text:style-name="P45"/>
      <text:p text:style-name="P46">Creacion de un<text:s/>metodo.</text:p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soft-page-break/>
      <text:p text:style-name="P55"><text:span text:style-name="T56">Creacion de instrucciones</text:span>.</text:p>
      <text:p text:style-name="P57"/>
      <text:p text:style-name="P58">Si entonces</text:p>
      <text:p text:style-name="P59"><text:tab/>Si expresion_logica Entonces</text:p>
      <text:p text:style-name="P60"><text:tab/><text:tab/>acciones_por_verdadero</text:p>
      <text:p text:style-name="P61"><text:tab/>SiNo</text:p>
      <text:p text:style-name="P62"><text:tab/><text:tab/>acciones_por_falso</text:p>
      <text:p text:style-name="P63"><text:tab/>Fin Si<text:tab/></text:p>
      <text:p text:style-name="P64"><text:span text:style-name="T65">Segun</text:span><text:tab/></text:p>
      <text:p text:style-name="P66"><text:tab/>Segun variable_numerica Hacer</text:p>
      <text:p text:style-name="P67"><text:tab/><text:tab/>opcion_1:</text:p>
      <text:p text:style-name="P68"><text:tab/><text:tab/><text:tab/>secuencia_de_acciones_1</text:p>
      <text:p text:style-name="P69"><text:tab/><text:tab/>opcion_2:</text:p>
      <text:p text:style-name="P70"><text:tab/><text:tab/><text:tab/>secuencia_de_acciones_2</text:p>
      <text:p text:style-name="P71"><text:tab/><text:tab/>opcion_3:</text:p>
      <text:p text:style-name="P72"><text:tab/><text:tab/><text:tab/>secuencia_de_acciones_3</text:p>
      <text:p text:style-name="P73"><text:tab/><text:tab/>De Otro Modo:</text:p>
      <text:p text:style-name="P74"><text:tab/><text:tab/><text:tab/>secuencia_de_acciones_dom</text:p>
      <text:p text:style-name="P75"><text:tab/>Fin Segun</text:p>
      <text:p text:style-name="P76"><text:tab/></text:p>
      <text:p text:style-name="P77"><text:tab/><text:span text:style-name="T78">Mientras</text:span></text:p>
      <text:p text:style-name="P79"><text:tab/>Mientras expresion_logica Hacer</text:p>
      <text:p text:style-name="P80"><text:tab/><text:tab/>secuencia_de_acciones</text:p>
      <text:p text:style-name="P81"><text:tab/>Fin Mientras</text:p>
      <text:p text:style-name="P82"><text:tab/></text:p>
      <text:p text:style-name="P83"><text:tab/></text:p>
      <text:p text:style-name="P84"><text:tab/><text:span text:style-name="T85">Repetir</text:span></text:p>
      <text:p text:style-name="P86"><text:tab/>Repetir</text:p>
      <text:p text:style-name="P87"><text:tab/><text:tab/>secuencia_de_acciones</text:p>
      <text:p text:style-name="P88"><text:tab/>Hasta Que expresion_logica</text:p>
      <text:p text:style-name="P89"><text:tab/></text:p>
      <text:soft-page-break/>
      <text:p text:style-name="P90"><text:tab/></text:p>
      <text:p text:style-name="P91">Para</text:p>
      <text:p text:style-name="P92">Para variable_numerica&lt;-valor_inicial Hasta valor_final Con Paso paso Hacer</text:p>
      <text:p text:style-name="P93"><text:tab/><text:tab/>secuencia_de_acciones</text:p>
      <text:p text:style-name="P94"><text:tab/>Fin Para</text:p>
      <text:p text:style-name="P95"><text:tab/></text:p>
      <text:p text:style-name="P96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20" draw:style="linear" draw:angle="0" draw:start-color="#81b861" draw:end-color="#6fb242" draw:start-intensity="100%" draw:end-intensity="100%"/>
    <draw:gradient draw:name="a1" draw:style="linear" draw:angle="0" draw:start-color="#81b861" draw:end-color="#6fb242" draw:start-intensity="100%" draw:end-intensity="100%"/>
    <draw:gradient draw:name="a3" draw:style="linear" draw:angle="0" draw:start-color="#81b861" draw:end-color="#6fb242" draw:start-intensity="100%" draw:end-intensity="100%"/>
    <draw:gradient draw:name="a24" draw:style="linear" draw:angle="0" draw:start-color="#81b861" draw:end-color="#6fb242" draw:start-intensity="100%" draw:end-intensity="100%"/>
    <draw:gradient draw:name="a5" draw:style="linear" draw:angle="0" draw:start-color="#81b861" draw:end-color="#6fb242" draw:start-intensity="100%" draw:end-intensity="100%"/>
    <draw:gradient draw:name="a7" draw:style="linear" draw:angle="0" draw:start-color="#81b861" draw:end-color="#6fb242" draw:start-intensity="100%" draw:end-intensity="100%"/>
    <draw:gradient draw:name="a26" draw:style="linear" draw:angle="0" draw:start-color="#81b861" draw:end-color="#6fb242" draw:start-intensity="100%" draw:end-intensity="100%"/>
    <draw:gradient draw:name="a33" draw:style="linear" draw:angle="0" draw:start-color="#81b861" draw:end-color="#6fb242" draw:start-intensity="100%" draw:end-intensity="100%"/>
    <draw:gradient draw:name="a9" draw:style="linear" draw:angle="0" draw:start-color="#81b861" draw:end-color="#6fb242" draw:start-intensity="100%" draw:end-intensity="100%"/>
    <draw:gradient draw:name="a40" draw:style="linear" draw:angle="0" draw:start-color="#81b861" draw:end-color="#6fb242" draw:start-intensity="100%" draw:end-intensity="100%"/>
    <draw:gradient draw:name="a29" draw:style="linear" draw:angle="0" draw:start-color="#81b861" draw:end-color="#6fb242" draw:start-intensity="100%" draw:end-intensity="100%"/>
    <draw:gradient draw:name="a35" draw:style="linear" draw:angle="0" draw:start-color="#81b861" draw:end-color="#6fb242" draw:start-intensity="100%" draw:end-intensity="100%"/>
    <draw:gradient draw:name="a42" draw:style="linear" draw:angle="0" draw:start-color="#81b861" draw:end-color="#6fb242" draw:start-intensity="100%" draw:end-intensity="100%"/>
    <draw:gradient draw:name="a45" draw:style="linear" draw:angle="0" draw:start-color="#81b861" draw:end-color="#6fb242" draw:start-intensity="100%" draw:end-intensity="100%"/>
    <draw:gradient draw:name="a47" draw:style="linear" draw:angle="0" draw:start-color="#81b861" draw:end-color="#6fb242" draw:start-intensity="100%" draw:end-intensity="100%"/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lises Rodriguez</meta:initial-creator>
    <dc:creator>ulises Rodriguez</dc:creator>
    <meta:creation-date>2018-04-20T01:04:00Z</meta:creation-date>
    <dc:date>2018-04-20T01:30:00Z</dc:date>
    <meta:template xlink:href="Normal.dotm" xlink:type="simple"/>
    <meta:editing-cycles>1</meta:editing-cycles>
    <meta:editing-duration>PT1560S</meta:editing-duration>
    <meta:document-statistic meta:page-count="4" meta:paragraph-count="1" meta:word-count="151" meta:character-count="986" meta:row-count="6" meta:non-whitespace-character-count="836"/>
  </office:meta>
</office:document-meta>
</file>